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2412" officeooo:paragraph-rsid="00142412"/>
    </style:style>
    <style:style style:name="P2" style:family="paragraph" style:parent-style-name="Standard">
      <style:text-properties officeooo:rsid="00181b95" officeooo:paragraph-rsid="00181b95"/>
    </style:style>
    <style:style style:name="P3" style:family="paragraph" style:parent-style-name="Standard">
      <style:text-properties fo:language="de" fo:country="DE" officeooo:rsid="001d5fe8" officeooo:paragraph-rsid="001d5fe8"/>
    </style:style>
    <style:style style:name="P4" style:family="paragraph" style:parent-style-name="Standard">
      <style:text-properties fo:language="de" fo:country="DE" officeooo:rsid="001f3bb2" officeooo:paragraph-rsid="001f3bb2"/>
    </style:style>
    <style:style style:name="P5" style:family="paragraph" style:parent-style-name="Standard">
      <style:text-properties fo:language="de" fo:country="DE" officeooo:rsid="0020b1cb" officeooo:paragraph-rsid="0020b1cb"/>
    </style:style>
    <style:style style:name="P6" style:family="paragraph" style:parent-style-name="Standard">
      <style:text-properties fo:language="de" fo:country="DE" officeooo:rsid="00217997" officeooo:paragraph-rsid="00217997"/>
    </style:style>
    <style:style style:name="P7" style:family="paragraph" style:parent-style-name="Standard">
      <style:text-properties fo:language="de" fo:country="DE" officeooo:rsid="00217997" officeooo:paragraph-rsid="00222855"/>
    </style:style>
    <style:style style:name="P8" style:family="paragraph" style:parent-style-name="Standard">
      <style:text-properties fo:language="de" fo:country="DE" officeooo:rsid="00222855" officeooo:paragraph-rsid="00222855"/>
    </style:style>
    <style:style style:name="P9" style:family="paragraph" style:parent-style-name="Standard">
      <style:text-properties fo:language="de" fo:country="DE" officeooo:rsid="0020b1cb" officeooo:paragraph-rsid="0020b1cb"/>
    </style:style>
    <style:style style:name="P10" style:family="paragraph" style:parent-style-name="Standard">
      <style:text-properties fo:language="de" fo:country="DE" officeooo:rsid="002414b8" officeooo:paragraph-rsid="002414b8"/>
    </style:style>
    <style:style style:name="P11" style:family="paragraph" style:parent-style-name="Standard">
      <style:text-properties fo:language="de" fo:country="DE" officeooo:rsid="002414b8" officeooo:paragraph-rsid="00217997" style:language-asian="zxx" style:country-asian="none" style:language-complex="zxx" style:country-complex="none"/>
    </style:style>
    <style:style style:name="P12" style:family="paragraph" style:parent-style-name="Standard">
      <style:text-properties fo:language="de" fo:country="DE" officeooo:rsid="0025e6c0" officeooo:paragraph-rsid="0025e6c0" style:language-asian="zxx" style:country-asian="none" style:language-complex="zxx" style:country-complex="none"/>
    </style:style>
    <style:style style:name="P13" style:family="paragraph" style:parent-style-name="Standard">
      <style:text-properties fo:language="de" fo:country="DE" officeooo:rsid="00257841" officeooo:paragraph-rsid="00257841"/>
    </style:style>
    <style:style style:name="P14" style:family="paragraph" style:parent-style-name="Standard">
      <style:text-properties fo:language="de" fo:country="DE" officeooo:rsid="001d5fe8" officeooo:paragraph-rsid="001d5fe8"/>
    </style:style>
    <style:style style:name="P15" style:family="paragraph" style:parent-style-name="Standard">
      <style:text-properties fo:language="de" fo:country="DE" officeooo:rsid="0029bf89" officeooo:paragraph-rsid="0029bf89"/>
    </style:style>
    <style:style style:name="P16" style:family="paragraph" style:parent-style-name="Standard">
      <style:text-properties fo:language="de" fo:country="DE" officeooo:rsid="002b5843" officeooo:paragraph-rsid="002b5843"/>
    </style:style>
    <style:style style:name="P17" style:family="paragraph" style:parent-style-name="Standard">
      <style:text-properties style:font-name="Times New Roman" fo:font-size="12pt" fo:language="de" fo:country="DE" officeooo:rsid="002414b8" officeooo:paragraph-rsid="002414b8" style:font-size-asian="12pt" style:language-asian="zxx" style:country-asian="none" style:font-size-complex="12pt" style:language-complex="zxx" style:country-complex="none"/>
    </style:style>
    <style:style style:name="P18" style:family="paragraph" style:parent-style-name="Standard">
      <style:text-properties fo:color="#000000" style:font-name="Consolas" fo:font-size="9.5pt" style:font-size-asian="9.5pt" fo:background-color="#ffffff"/>
    </style:style>
    <style:style style:name="T1" style:family="text">
      <style:text-properties officeooo:rsid="00181b95"/>
    </style:style>
    <style:style style:name="T2" style:family="text">
      <style:text-properties officeooo:rsid="001aa8e8"/>
    </style:style>
    <style:style style:name="T3" style:family="text">
      <style:text-properties officeooo:rsid="001e33aa"/>
    </style:style>
    <style:style style:name="T4" style:family="text">
      <style:text-properties officeooo:rsid="0020b1cb"/>
    </style:style>
    <style:style style:name="T5" style:family="text">
      <style:text-properties officeooo:rsid="00222855"/>
    </style:style>
    <style:style style:name="T6" style:family="text">
      <style:text-properties officeooo:rsid="0022fd49"/>
    </style:style>
    <style:style style:name="T7" style:family="text">
      <style:text-properties fo:color="#000000" style:font-name="Consolas" fo:font-size="9.5pt" style:font-size-asian="9.5pt" fo:background-color="#ffffff"/>
    </style:style>
    <style:style style:name="T8" style:family="text">
      <style:text-properties fo:color="#000000" style:font-name="Consolas" fo:font-size="9.5pt" officeooo:rsid="00257841" style:font-size-asian="9.5pt" fo:background-color="#ffffff"/>
    </style:style>
    <style:style style:name="T9" style:family="text">
      <style:text-properties fo:color="#000000" fo:background-color="#ffffff"/>
    </style:style>
    <style:style style:name="T10" style:family="text">
      <style:text-properties fo:color="#000000" officeooo:rsid="00257841" fo:background-color="#ffffff"/>
    </style:style>
    <style:style style:name="T11" style:family="text">
      <style:text-properties fo:color="#0000ff" style:font-name="Consolas" fo:font-size="9.5pt" style:font-size-asian="9.5pt" fo:background-color="#ffffff"/>
    </style:style>
    <style:style style:name="T12" style:family="text">
      <style:text-properties fo:color="#0000ff" style:font-name="Consolas" fo:font-size="9.5pt" officeooo:rsid="00257841" style:font-size-asian="9.5pt" fo:background-color="#ffffff"/>
    </style:style>
    <style:style style:name="T13" style:family="text">
      <style:text-properties fo:color="#a31515" style:font-name="Consolas" fo:font-size="9.5pt" style:font-size-asian="9.5pt" fo:background-color="#ffffff"/>
    </style:style>
    <style:style style:name="T14" style:family="text">
      <style:text-properties fo:color="#ff0000" style:font-name="Consolas" fo:font-size="9.5pt" style:font-size-asian="9.5pt" fo:background-color="#ffffff"/>
    </style:style>
    <style:style style:name="T15" style:family="text">
      <style:text-properties fo:color="#2b91af" style:font-name="Consolas" fo:font-size="9.5pt" style:font-size-asian="9.5pt" fo:background-color="#ffffff"/>
    </style:style>
    <style:style style:name="T16" style:family="text">
      <style:text-properties officeooo:rsid="00271a9d"/>
    </style:style>
    <style:style style:name="T17" style:family="text">
      <style:text-properties officeooo:rsid="002b1086"/>
    </style:style>
    <style:style style:name="T18" style:family="text">
      <style:text-properties officeooo:rsid="002c58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amework:</text:p>
      <text:p text:style-name="P3">- TF<text:span text:style-name="T3">S</text:span> <text:span text:style-name="T3">Express</text:span>: <text:a xlink:type="simple" xlink:href="https://visualstudio.microsoft.com/de/tfs/?rr=https%3A%2F%2Fwww.google.ch%2F" text:style-name="Internet_20_link" text:visited-style-name="Visited_20_Internet_20_Link">https://visualstudio.microsoft.com/de/tfs/?rr=https%3A%2F%2Fwww.google.ch%2F</text:a></text:p>
      <text:p text:style-name="P3">- MS VS Community: <text:a xlink:type="simple" xlink:href="https://my.visualstudio.com/Downloads?PId=2226" text:style-name="Internet_20_link" text:visited-style-name="Visited_20_Internet_20_Link">https://my.visualstudio.com/Downloads?PId=2226</text:a></text:p>
      <text:p text:style-name="P3"/>
      <text:p text:style-name="P3"/>
      <text:p text:style-name="P4">Lesson 0 <text:span text:style-name="T5">(For Admin)</text:span>: </text:p>
      <text:p text:style-name="P4">- Find a powerful server <text:span text:style-name="T4">(min 8Gb RAM, 200 GB HD) </text:span>and install TFS express on it.</text:p>
      <text:p text:style-name="P4">- Install all <text:span text:style-name="T4">then dependencies</text:span>.</text:p>
      <text:p text:style-name="P3"/>
      <text:p text:style-name="P3"/>
      <text:p text:style-name="P4">Lesson 1:</text:p>
      <text:p text:style-name="P5">Preparation:</text:p>
      <text:p text:style-name="P4">- Create a Microsoft account.</text:p>
      <text:p text:style-name="P4">- Install Visual Studio Community <text:span text:style-name="T4">and include all the features to develop Android, iOS and UWP applications. Include ASP Web Development.</text:span></text:p>
      <text:p text:style-name="P4">- Create a github account and create a new repository.</text:p>
      <text:p text:style-name="P4">- <text:span text:style-name="T5">Install virtualBox and set up a build server on a big image</text:span></text:p>
      <text:p text:style-name="P5">Overview:</text:p>
      <text:p text:style-name="P5">- .<text:span text:style-name="T6">NET landscape (.Core, .Net, .Net Standard, .Net Native)</text:span></text:p>
      <text:p text:style-name="P5">- Multi-platform software development</text:p>
      <text:p text:style-name="P5">- Integration with a server component (Web API on IIS)</text:p>
      <text:p text:style-name="P6">Introduction to testing automation:</text:p>
      <text:p text:style-name="P6"><text:s text:c="3"/>- <text:span text:style-name="T4">Unit-testing <text:s/></text:span></text:p>
      <text:p text:style-name="P6"><text:s text:c="3"/>- Integration</text:p>
      <text:p text:style-name="P6"><text:s text:c="3"/>- Acceptance <text:s/></text:p>
      <text:p text:style-name="P6"><text:s text:c="3"/>- Other forms (load, gui, penetration)</text:p>
      <text:p text:style-name="P5">- Mocking</text:p>
      <text:p text:style-name="P5">- Integration testing</text:p>
      <text:p text:style-name="P5">- Continuous integration, delivery and deployment with TFS.</text:p>
      <text:p text:style-name="P5">- Elements of clean coding</text:p>
      <text:p text:style-name="P5">- Elements of refactoring</text:p>
      <text:p text:style-name="P5">- Introduction to multi-threading and parallelism.</text:p>
      <text:p text:style-name="P5"/>
      <text:p text:style-name="P6">Start:</text:p>
      <text:p text:style-name="P6">- From VS clone the repository. Create a new cross-platform project <text:span text:style-name="T5">(.NET standard) and name it TripLog.</text:span></text:p>
      <text:p text:style-name="P7">- <text:span text:style-name="T5">Build it.</text:span></text:p>
      <text:p text:style-name="P7">- <text:span text:style-name="T5">Debug the Android part.</text:span></text:p>
      <text:p text:style-name="P8">- Commit all the changes and push.</text:p>
      <text:p text:style-name="P8"/>
      <text:p text:style-name="P10">Description of the application:</text:p>
      <text:p text:style-name="P10">- Purpose</text:p>
      <text:p text:style-name="P10"/>
      <text:p text:style-name="P10">Building: </text:p>
      <text:p text:style-name="P10">- Remove </text:p>
      <text:p text:style-name="P10">- Add a new ContentPage and name it MainPage.</text:p>
      <text:p text:style-name="P10">- Change app.xaml.cs as follows:</text:p>
      <text:p text:style-name="P10"/>
      <text:p text:style-name="P10"><text:span text:style-name="T7">MainPage = </text:span><text:span text:style-name="T11">new</text:span><text:span text:style-name="T7"> NavigationPage(</text:span><text:span text:style-name="T11">new</text:span><text:span text:style-name="T7"> MainPage());</text:span></text:p>
      <text:p text:style-name="P10"><text:span text:style-name="T7"/></text:p>
      <text:p text:style-name="P17"><text:span text:style-name="T9">- Create a folder Models and create a file TripLogEntry.cs </text:span><text:span text:style-name="T10">as follows:</text:span></text:p>
      <text:p text:style-name="P17"><text:span text:style-name="T10"/></text:p>
      <text:p text:style-name="P17"><text:soft-page-break/><text:span text:style-name="T8"><text:s text:c="4"/></text:span><text:span text:style-name="T11">public</text:span><text:span text:style-name="T7"> </text:span><text:span text:style-name="T11">class</text:span><text:span text:style-name="T7"> </text:span><text:span text:style-name="T15">TripLogEntry</text:span></text:p>
      <text:p text:style-name="Standard"><text:span text:style-name="T7"><text:s text:c="4"/>{</text:span></text:p>
      <text:p text:style-name="Standard"><text:span text:style-name="T7"><text:s text:c="8"/></text:span><text:span text:style-name="T11">public</text:span><text:span text:style-name="T7"> </text:span><text:span text:style-name="T11">string</text:span><text:span text:style-name="T7"> Title { </text:span><text:span text:style-name="T11">get</text:span><text:span text:style-name="T7">; </text:span><text:span text:style-name="T11">set</text:span><text:span text:style-name="T7">; }</text:span></text:p>
      <text:p text:style-name="Standard"><text:span text:style-name="T7"><text:s text:c="8"/></text:span><text:span text:style-name="T11">public</text:span><text:span text:style-name="T7"> </text:span><text:span text:style-name="T11">double</text:span><text:span text:style-name="T7"> Latitude { </text:span><text:span text:style-name="T11">get</text:span><text:span text:style-name="T7">; </text:span><text:span text:style-name="T11">set</text:span><text:span text:style-name="T7">; }</text:span></text:p>
      <text:p text:style-name="Standard"><text:span text:style-name="T7"><text:s text:c="8"/></text:span><text:span text:style-name="T11">public</text:span><text:span text:style-name="T7"> </text:span><text:span text:style-name="T11">double</text:span><text:span text:style-name="T7"> Longitude { </text:span><text:span text:style-name="T11">get</text:span><text:span text:style-name="T7">; </text:span><text:span text:style-name="T11">set</text:span><text:span text:style-name="T7">; }</text:span></text:p>
      <text:p text:style-name="Standard"><text:span text:style-name="T7"><text:s text:c="8"/></text:span><text:span text:style-name="T11">public</text:span><text:span text:style-name="T7"> DateTime Date { </text:span><text:span text:style-name="T11">get</text:span><text:span text:style-name="T7">; </text:span><text:span text:style-name="T11">set</text:span><text:span text:style-name="T7">; }</text:span></text:p>
      <text:p text:style-name="Standard"><text:span text:style-name="T7"><text:s text:c="8"/></text:span><text:span text:style-name="T11">public</text:span><text:span text:style-name="T7"> </text:span><text:span text:style-name="T11">int</text:span><text:span text:style-name="T7"> Rating { </text:span><text:span text:style-name="T11">get</text:span><text:span text:style-name="T7">; </text:span><text:span text:style-name="T11">set</text:span><text:span text:style-name="T7">; }</text:span></text:p>
      <text:p text:style-name="Standard"><text:span text:style-name="T7"><text:s text:c="8"/></text:span><text:span text:style-name="T11">public</text:span><text:span text:style-name="T7"> </text:span><text:span text:style-name="T11">string</text:span><text:span text:style-name="T7"> Notes { </text:span><text:span text:style-name="T11">get</text:span><text:span text:style-name="T7">; </text:span><text:span text:style-name="T11">set</text:span><text:span text:style-name="T7">; }</text:span></text:p>
      <text:p text:style-name="P17"><text:span text:style-name="T7"><text:s text:c="4"/>}</text:span></text:p>
      <text:p text:style-name="P17"><text:span text:style-name="T9"/></text:p>
      <text:p text:style-name="P17"><text:span text:style-name="T9">- </text:span><text:span text:style-name="T10">Edit MainPage.xaml.cs as follows:</text:span></text:p>
      <text:p text:style-name="P17"><text:span text:style-name="T10"/></text:p>
      <text:p text:style-name="P17"><text:span text:style-name="T12">&lt;</text:span><text:span text:style-name="T13">ContentPage</text:span><text:span text:style-name="T14"> xmlns</text:span><text:span text:style-name="T11">="http://xamarin.com/schemas/2014/forms"</text:span></text:p>
      <text:p text:style-name="Standard"><text:span text:style-name="T7"><text:s text:c="12"/></text:span><text:span text:style-name="T14"><text:s/>xmlns</text:span><text:span text:style-name="T11">:</text:span><text:span text:style-name="T14">x</text:span><text:span text:style-name="T11">="http://schemas.microsoft.com/winfx/2009/xaml"</text:span></text:p>
      <text:p text:style-name="Standard"><text:span text:style-name="T7"><text:s text:c="12"/></text:span><text:span text:style-name="T14"><text:s/>x</text:span><text:span text:style-name="T11">:</text:span><text:span text:style-name="T14">Class</text:span><text:span text:style-name="T11">="TripLog.MainPage"</text:span></text:p>
      <text:p text:style-name="Standard"><text:span text:style-name="T7"><text:s text:c="12"/></text:span><text:span text:style-name="T14"><text:s/>Title</text:span><text:span text:style-name="T11">="TripLog"&gt;</text:span></text:p>
      <text:p text:style-name="Standard"><text:span text:style-name="T7"><text:tab/></text:span><text:span text:style-name="T11">&lt;</text:span><text:span text:style-name="T13">ContentPage.ToolbarItems</text:span><text:span text:style-name="T11">&gt;</text:span></text:p>
      <text:p text:style-name="Standard"><text:span text:style-name="T7"><text:tab/><text:tab/></text:span><text:span text:style-name="T11">&lt;</text:span><text:span text:style-name="T13">ToolbarItem</text:span><text:span text:style-name="T14"> Text</text:span><text:span text:style-name="T11">="New"</text:span><text:span text:style-name="T14"> Clicked</text:span><text:span text:style-name="T11">="New_Clicked" /&gt;</text:span></text:p>
      <text:p text:style-name="Standard"><text:span text:style-name="T7"><text:tab/></text:span><text:span text:style-name="T11">&lt;/</text:span><text:span text:style-name="T13">ContentPage.ToolbarItems</text:span><text:span text:style-name="T11">&gt;</text:span></text:p>
      <text:p text:style-name="Standard"><text:span text:style-name="T7"><text:tab/></text:span><text:span text:style-name="T11">&lt;</text:span><text:span text:style-name="T13">ContentPage.Content</text:span><text:span text:style-name="T11">&gt;</text:span></text:p>
      <text:p text:style-name="Standard"><text:span text:style-name="T7"><text:tab/><text:tab/></text:span><text:span text:style-name="T11">&lt;</text:span><text:span text:style-name="T13">ListView</text:span><text:span text:style-name="T14"> x</text:span><text:span text:style-name="T11">:</text:span><text:span text:style-name="T14">Name</text:span><text:span text:style-name="T11">="trips"</text:span><text:span text:style-name="T14"> ItemTapped</text:span><text:span text:style-name="T11">="Trips_ItemTapped"&gt;</text:span></text:p>
      <text:p text:style-name="Standard"><text:span text:style-name="T7"><text:tab/><text:tab/><text:tab/></text:span><text:span text:style-name="T11">&lt;</text:span><text:span text:style-name="T13">ListView.ItemTemplate</text:span><text:span text:style-name="T11">&gt;</text:span></text:p>
      <text:p text:style-name="Standard"><text:span text:style-name="T7"><text:tab/><text:tab/><text:tab/><text:tab/></text:span><text:span text:style-name="T11">&lt;</text:span><text:span text:style-name="T13">DataTemplate</text:span><text:span text:style-name="T11">&gt;</text:span></text:p>
      <text:p text:style-name="Standard"><text:span text:style-name="T7"><text:tab/><text:tab/><text:tab/> <text:s text:c="9"/></text:span><text:span text:style-name="T11">&lt;</text:span><text:span text:style-name="T13">TextCell</text:span><text:span text:style-name="T14"> Text</text:span><text:span text:style-name="T11">="{</text:span><text:span text:style-name="T13">Binding</text:span><text:span text:style-name="T14"> Title</text:span><text:span text:style-name="T11">}"</text:span><text:span text:style-name="T14"> Detail</text:span><text:span text:style-name="T11">="{</text:span><text:span text:style-name="T13">Binding</text:span><text:span text:style-name="T14"> Notes</text:span><text:span text:style-name="T11">}" /&gt;</text:span></text:p>
      <text:p text:style-name="Standard"><text:span text:style-name="T7"><text:tab/><text:tab/><text:tab/><text:tab/></text:span><text:span text:style-name="T11">&lt;/</text:span><text:span text:style-name="T13">DataTemplate</text:span><text:span text:style-name="T11">&gt;</text:span></text:p>
      <text:p text:style-name="Standard"><text:span text:style-name="T7"><text:tab/><text:tab/><text:tab/></text:span><text:span text:style-name="T11">&lt;/</text:span><text:span text:style-name="T13">ListView.ItemTemplate</text:span><text:span text:style-name="T11">&gt;</text:span></text:p>
      <text:p text:style-name="Standard"><text:span text:style-name="T7"><text:tab/><text:tab/></text:span><text:span text:style-name="T11">&lt;/</text:span><text:span text:style-name="T13">ListView</text:span><text:span text:style-name="T11">&gt;</text:span><text:span text:style-name="T7"> <text:s text:c="7"/></text:span></text:p>
      <text:p text:style-name="Standard"><text:span text:style-name="T7"><text:tab/></text:span><text:span text:style-name="T11">&lt;/</text:span><text:span text:style-name="T13">ContentPage.Content</text:span><text:span text:style-name="T11">&gt;</text:span></text:p>
      <text:p text:style-name="P17"><text:span text:style-name="T11">&lt;/</text:span><text:span text:style-name="T13">ContentPage</text:span><text:span text:style-name="T11">&gt;</text:span></text:p>
      <text:p text:style-name="P17"><text:span text:style-name="T9"/></text:p>
      <text:p text:style-name="P12">This will change the main page so as to be able to display a list of trips for which 2 of the six attributes would be displayed.</text:p>
      <text:p text:style-name="P11"/>
      <text:p text:style-name="P11"/>
      <text:p text:style-name="P13">- <text:span text:style-name="T16">Add some hard-coded entries in order to be able to display something for the time being...</text:span></text:p>
      <text:p text:style-name="P5"/>
      <text:p text:style-name="P3"><text:span text:style-name="T11">var</text:span><text:span text:style-name="T7"> items = </text:span><text:span text:style-name="T11">new</text:span><text:span text:style-name="T7"> List&lt;TripLogEntry&gt;</text:span></text:p>
      <text:p text:style-name="Standard"><text:span text:style-name="T7"><text:tab/><text:tab/><text:tab/>{</text:span></text:p>
      <text:p text:style-name="Standard"><text:span text:style-name="T7"><text:tab/><text:tab/><text:tab/><text:tab/></text:span><text:span text:style-name="T11">new</text:span><text:span text:style-name="T7"> TripLogEntry</text:span></text:p>
      <text:p text:style-name="Standard"><text:span text:style-name="T7"><text:tab/><text:tab/><text:tab/><text:tab/>{</text:span></text:p>
      <text:p text:style-name="Standard"><text:span text:style-name="T7"><text:tab/><text:tab/><text:tab/><text:tab/><text:tab/>Title = </text:span><text:span text:style-name="T13">"Washington Monument"</text:span><text:span text:style-name="T7">,</text:span></text:p>
      <text:p text:style-name="Standard"><text:span text:style-name="T7"><text:tab/><text:tab/><text:tab/><text:tab/><text:tab/>Notes = </text:span><text:span text:style-name="T13">"Amazing!"</text:span><text:span text:style-name="T7">,</text:span></text:p>
      <text:p text:style-name="Standard"><text:span text:style-name="T7"><text:tab/><text:tab/><text:tab/><text:tab/><text:tab/>Rating = 3,</text:span></text:p>
      <text:p text:style-name="Standard"><text:span text:style-name="T7"><text:tab/><text:tab/><text:tab/><text:tab/><text:tab/>Date = </text:span><text:span text:style-name="T11">new</text:span><text:span text:style-name="T7"> DateTime(2017, 2, 5),</text:span></text:p>
      <text:p text:style-name="Standard"><text:span text:style-name="T7"><text:tab/><text:tab/><text:tab/><text:tab/><text:tab/>Latitude = 38.8895,</text:span></text:p>
      <text:p text:style-name="Standard"><text:span text:style-name="T7"><text:tab/><text:tab/><text:tab/><text:tab/><text:tab/>Longitude = -77.0352</text:span></text:p>
      <text:p text:style-name="Standard"><text:span text:style-name="T7"><text:tab/><text:tab/><text:tab/><text:tab/>},</text:span></text:p>
      <text:p text:style-name="Standard"><text:span text:style-name="T7"><text:tab/><text:tab/><text:tab/><text:tab/></text:span><text:span text:style-name="T11">new</text:span><text:span text:style-name="T7"> TripLogEntry</text:span></text:p>
      <text:p text:style-name="Standard"><text:span text:style-name="T7"><text:tab/><text:tab/><text:tab/><text:tab/>{</text:span></text:p>
      <text:p text:style-name="Standard"><text:span text:style-name="T7"><text:tab/><text:tab/><text:tab/><text:tab/><text:tab/>Title = </text:span><text:span text:style-name="T13">"Statue of Liberty"</text:span><text:span text:style-name="T7">,</text:span></text:p>
      <text:p text:style-name="Standard"><text:span text:style-name="T7"><text:tab/><text:tab/><text:tab/><text:tab/><text:tab/>Notes = </text:span><text:span text:style-name="T13">"Inspiring!"</text:span><text:span text:style-name="T7">,</text:span></text:p>
      <text:p text:style-name="Standard"><text:span text:style-name="T7"><text:tab/><text:tab/><text:tab/><text:tab/><text:tab/>Rating = 4,</text:span></text:p>
      <text:p text:style-name="Standard"><text:span text:style-name="T7"><text:tab/><text:tab/><text:tab/><text:tab/><text:tab/>Date = </text:span><text:span text:style-name="T11">new</text:span><text:span text:style-name="T7"> DateTime(2017, 4, 13),</text:span></text:p>
      <text:p text:style-name="Standard"><text:span text:style-name="T7"><text:tab/><text:tab/><text:tab/><text:tab/><text:tab/>Latitude = 40.6892,</text:span></text:p>
      <text:p text:style-name="Standard"><text:span text:style-name="T7"><text:tab/><text:tab/><text:tab/><text:tab/><text:tab/>Longitude = -74.0444</text:span></text:p>
      <text:p text:style-name="Standard"><text:span text:style-name="T7"><text:tab/><text:tab/><text:tab/><text:tab/>},</text:span></text:p>
      <text:p text:style-name="Standard"><text:span text:style-name="T7"><text:tab/><text:tab/><text:tab/><text:tab/></text:span><text:span text:style-name="T11">new</text:span><text:span text:style-name="T7"> TripLogEntry</text:span></text:p>
      <text:p text:style-name="Standard"><text:span text:style-name="T7"><text:tab/><text:tab/><text:tab/><text:tab/>{</text:span></text:p>
      <text:p text:style-name="Standard"><text:span text:style-name="T7"><text:tab/><text:tab/><text:tab/><text:tab/><text:tab/>Title = </text:span><text:span text:style-name="T13">"Golden Gate Bridge"</text:span><text:span text:style-name="T7">,</text:span></text:p>
      <text:p text:style-name="Standard"><text:span text:style-name="T7"><text:tab/><text:tab/><text:tab/><text:tab/><text:tab/>Notes = </text:span><text:span text:style-name="T13">"Foggy, but beautiful."</text:span><text:span text:style-name="T7">,</text:span></text:p>
      <text:p text:style-name="Standard"><text:span text:style-name="T7"><text:tab/><text:tab/><text:tab/><text:tab/><text:tab/>Rating = 5,</text:span></text:p>
      <text:p text:style-name="Standard"><text:span text:style-name="T7"><text:tab/><text:tab/><text:tab/><text:tab/><text:tab/>Date = </text:span><text:span text:style-name="T11">new</text:span><text:span text:style-name="T7"> DateTime(2017, 4, 26),</text:span></text:p>
      <text:p text:style-name="Standard"><text:soft-page-break/><text:span text:style-name="T7"><text:tab/><text:tab/><text:tab/><text:tab/><text:tab/>Latitude = 37.8268,</text:span></text:p>
      <text:p text:style-name="Standard"><text:span text:style-name="T7"><text:tab/><text:tab/><text:tab/><text:tab/><text:tab/>Longitude = -122.4798</text:span></text:p>
      <text:p text:style-name="Standard"><text:span text:style-name="T7"><text:tab/><text:tab/><text:tab/><text:tab/>}</text:span></text:p>
      <text:p text:style-name="Standard"><text:span text:style-name="T7"><text:tab/><text:tab/><text:tab/>};</text:span></text:p>
      <text:p text:style-name="P18"/>
      <text:p text:style-name="P3"><text:span text:style-name="T7"><text:tab/><text:tab/><text:tab/>trips.ItemsSource = items;</text:span></text:p>
      <text:p text:style-name="P3"/>
      <text:p text:style-name="P3"/>
      <text:p text:style-name="P15">This represents a singe-page app containing three hard-coded entries. Data source will follow.</text:p>
      <text:p text:style-name="P15"/>
      <text:p text:style-name="P15">- It is now necessary to add a new page allowing the user to add new entries. Add a new NewEntryPage ContentPage to the solution as follows:</text:p>
      <text:p text:style-name="P15"/>
      <text:p text:style-name="P15"><text:span text:style-name="T7"><text:s text:c="12"/></text:span><text:span text:style-name="T14"><text:s/>Title</text:span><text:span text:style-name="T11">="New Entry"&gt;</text:span></text:p>
      <text:p text:style-name="Standard"><text:span text:style-name="T7"><text:s text:c="4"/></text:span><text:span text:style-name="T11">&lt;</text:span><text:span text:style-name="T13">ContentPage.ToolbarItems</text:span><text:span text:style-name="T11">&gt;</text:span></text:p>
      <text:p text:style-name="Standard"><text:span text:style-name="T7"><text:s text:c="8"/></text:span><text:span text:style-name="T11">&lt;</text:span><text:span text:style-name="T13">ToolbarItem</text:span><text:span text:style-name="T14"> Text</text:span><text:span text:style-name="T11">="Save" /&gt;</text:span></text:p>
      <text:p text:style-name="Standard"><text:span text:style-name="T7"><text:s text:c="4"/></text:span><text:span text:style-name="T11">&lt;/</text:span><text:span text:style-name="T13">ContentPage.ToolbarItems</text:span><text:span text:style-name="T11">&gt;</text:span></text:p>
      <text:p text:style-name="Standard"><text:span text:style-name="T7"><text:s text:c="4"/></text:span><text:span text:style-name="T11">&lt;</text:span><text:span text:style-name="T13">ContentPage.Content</text:span><text:span text:style-name="T11">&gt;</text:span></text:p>
      <text:p text:style-name="P18"/>
      <text:p text:style-name="Standard"><text:span text:style-name="T7"><text:s text:c="8"/></text:span><text:span text:style-name="T11">&lt;</text:span><text:span text:style-name="T13">TableView</text:span><text:span text:style-name="T14"> Intent</text:span><text:span text:style-name="T11">="Form"&gt;</text:span></text:p>
      <text:p text:style-name="Standard"><text:span text:style-name="T7"><text:s text:c="12"/></text:span><text:span text:style-name="T11">&lt;</text:span><text:span text:style-name="T13">TableView.Root</text:span><text:span text:style-name="T11">&gt;</text:span></text:p>
      <text:p text:style-name="Standard"><text:span text:style-name="T7"><text:s text:c="16"/></text:span><text:span text:style-name="T11">&lt;</text:span><text:span text:style-name="T13">TableSection</text:span><text:span text:style-name="T11">&gt;</text:span></text:p>
      <text:p text:style-name="Standard"><text:span text:style-name="T7"><text:s text:c="20"/></text:span><text:span text:style-name="T11">&lt;</text:span><text:span text:style-name="T13">EntryCell</text:span><text:span text:style-name="T14"> Label</text:span><text:span text:style-name="T11">="Title" /&gt;</text:span></text:p>
      <text:p text:style-name="Standard"><text:span text:style-name="T7"><text:s text:c="20"/></text:span><text:span text:style-name="T11">&lt;</text:span><text:span text:style-name="T13">EntryCell</text:span><text:span text:style-name="T14"> Label</text:span><text:span text:style-name="T11">="Latitude"</text:span><text:span text:style-name="T14"> Keyboard</text:span><text:span text:style-name="T11">="Numeric" /&gt;</text:span></text:p>
      <text:p text:style-name="Standard"><text:span text:style-name="T7"><text:s text:c="20"/></text:span><text:span text:style-name="T11">&lt;</text:span><text:span text:style-name="T13">EntryCell</text:span><text:span text:style-name="T14"> Label</text:span><text:span text:style-name="T11">="Longitude"</text:span><text:span text:style-name="T14"> Keyboard</text:span><text:span text:style-name="T11">="Numeric" /&gt;</text:span></text:p>
      <text:p text:style-name="Standard"><text:span text:style-name="T7"><text:s text:c="20"/></text:span><text:span text:style-name="T11">&lt;</text:span><text:span text:style-name="T13">EntryCell</text:span><text:span text:style-name="T14"> Label</text:span><text:span text:style-name="T11">="Date" /&gt;</text:span></text:p>
      <text:p text:style-name="Standard"><text:span text:style-name="T7"><text:s text:c="20"/></text:span><text:span text:style-name="T11">&lt;</text:span><text:span text:style-name="T13">EntryCell</text:span><text:span text:style-name="T14"> Label</text:span><text:span text:style-name="T11">="Rating"</text:span><text:span text:style-name="T14"> Keyboard</text:span><text:span text:style-name="T11">="Numeric" /&gt;</text:span></text:p>
      <text:p text:style-name="Standard"><text:span text:style-name="T7"><text:s text:c="20"/></text:span><text:span text:style-name="T11">&lt;</text:span><text:span text:style-name="T13">EntryCell</text:span><text:span text:style-name="T14"> Label</text:span><text:span text:style-name="T11">="Notes" /&gt;</text:span></text:p>
      <text:p text:style-name="Standard"><text:span text:style-name="T7"><text:s text:c="16"/></text:span><text:span text:style-name="T11">&lt;/</text:span><text:span text:style-name="T13">TableSection</text:span><text:span text:style-name="T11">&gt;</text:span></text:p>
      <text:p text:style-name="Standard"><text:span text:style-name="T7"><text:s text:c="12"/></text:span><text:span text:style-name="T11">&lt;/</text:span><text:span text:style-name="T13">TableView.Root</text:span><text:span text:style-name="T11">&gt;</text:span></text:p>
      <text:p text:style-name="Standard"><text:span text:style-name="T7"><text:s text:c="8"/></text:span><text:span text:style-name="T11">&lt;/</text:span><text:span text:style-name="T13">TableView</text:span><text:span text:style-name="T11">&gt;</text:span></text:p>
      <text:p text:style-name="P18"/>
      <text:p text:style-name="P15"><text:span text:style-name="T7"><text:s text:c="4"/></text:span><text:span text:style-name="T11">&lt;/</text:span><text:span text:style-name="T13">ContentPage.Content</text:span><text:span text:style-name="T11">&gt;</text:span></text:p>
      <text:p text:style-name="P3"/>
      <text:p text:style-name="P3"/>
      <text:p text:style-name="P15">This represents a simple page showing a list of six entries named as above <text:span text:style-name="T17">which, for now, need to manually populated and cannot be persisted</text:span>.</text:p>
      <text:p text:style-name="P15"/>
      <text:p text:style-name="P15">- <text:span text:style-name="T17">It is finally necessary to create a page which displays more info about the entry, including a map with pin pointing to the position. In order to do this it is necessary to create a new ContentPage DetailPage and modify its default constructor as follows:</text:span></text:p>
      <text:p text:style-name="P15"/>
      <text:p text:style-name="P15"><text:span text:style-name="T7"><text:tab/><text:tab/></text:span><text:span text:style-name="T11">public</text:span><text:span text:style-name="T7"> DatailPage (TripLogEntry entry)</text:span></text:p>
      <text:p text:style-name="Standard"><text:span text:style-name="T7"><text:tab/><text:tab/>{</text:span></text:p>
      <text:p text:style-name="Standard"><text:span text:style-name="T7"><text:tab/><text:tab/><text:tab/>InitializeComponent ();</text:span></text:p>
      <text:p text:style-name="P15"><text:span text:style-name="T7"><text:tab/><text:tab/>}</text:span></text:p>
      <text:p text:style-name="P15"/>
      <text:p text:style-name="P16">The xaml file will need to show a map with a label on top of it displaying some details about the location. Here the code:</text:p>
      <text:p text:style-name="P16"/>
      <text:p text:style-name="P16"><text:span text:style-name="T11">&lt;</text:span><text:span text:style-name="T13">ContentPage</text:span><text:span text:style-name="T14"> xmlns</text:span><text:span text:style-name="T11">="http://xamarin.com/schemas/2014/forms"</text:span></text:p>
      <text:p text:style-name="Standard"><text:span text:style-name="T7"><text:s text:c="12"/></text:span><text:span text:style-name="T14"><text:s/>xmlns</text:span><text:span text:style-name="T11">:</text:span><text:span text:style-name="T14">x</text:span><text:span text:style-name="T11">="http://schemas.microsoft.com/winfx/2009/xaml"</text:span></text:p>
      <text:p text:style-name="Standard"><text:span text:style-name="T7"><text:s text:c="12"/></text:span><text:span text:style-name="T14"><text:s/>xmlns</text:span><text:span text:style-name="T11">:</text:span><text:span text:style-name="T14">maps</text:span><text:span text:style-name="T11">="clr-namespace:Xamarin.Forms.Maps;assembly=Xamarin.Forms.Maps"</text:span></text:p>
      <text:p text:style-name="Standard"><text:span text:style-name="T7"><text:s text:c="12"/></text:span><text:span text:style-name="T14"><text:s/>x</text:span><text:span text:style-name="T11">:</text:span><text:span text:style-name="T14">Class</text:span><text:span text:style-name="T11">="TripLog.DetailPage"</text:span></text:p>
      <text:p text:style-name="Standard"><text:span text:style-name="T7"><text:s text:c="12"/></text:span><text:span text:style-name="T14"><text:s/>Title</text:span><text:span text:style-name="T11">="Details"&gt;</text:span></text:p>
      <text:p text:style-name="Standard"><text:span text:style-name="T7"><text:tab/></text:span><text:span text:style-name="T11">&lt;</text:span><text:span text:style-name="T13">ContentPage.Content</text:span><text:span text:style-name="T11">&gt;</text:span></text:p>
      <text:p text:style-name="P18"/>
      <text:p text:style-name="Standard"><text:span text:style-name="T7"><text:tab/><text:tab/></text:span><text:span text:style-name="T11">&lt;</text:span><text:span text:style-name="T13">Grid</text:span><text:span text:style-name="T11">&gt;</text:span></text:p>
      <text:p text:style-name="Standard"><text:span text:style-name="T7"><text:tab/><text:tab/><text:tab/></text:span><text:span text:style-name="T11">&lt;</text:span><text:span text:style-name="T13">Grid.RowDefinitions</text:span><text:span text:style-name="T11">&gt;</text:span></text:p>
      <text:p text:style-name="Standard"><text:span text:style-name="T7"><text:tab/><text:tab/><text:tab/><text:tab/></text:span><text:span text:style-name="T11">&lt;</text:span><text:span text:style-name="T13">RowDefinition</text:span><text:span text:style-name="T14"> Height</text:span><text:span text:style-name="T11">="4*" /&gt;</text:span></text:p>
      <text:p text:style-name="Standard"><text:soft-page-break/><text:span text:style-name="T7"><text:tab/><text:tab/><text:tab/><text:tab/></text:span><text:span text:style-name="T11">&lt;</text:span><text:span text:style-name="T13">RowDefinition</text:span><text:span text:style-name="T14"> Height</text:span><text:span text:style-name="T11">="Auto" /&gt;</text:span></text:p>
      <text:p text:style-name="Standard"><text:span text:style-name="T7"><text:tab/><text:tab/><text:tab/><text:tab/></text:span><text:span text:style-name="T11">&lt;</text:span><text:span text:style-name="T13">RowDefinition</text:span><text:span text:style-name="T14"> Height</text:span><text:span text:style-name="T11">="1*" /&gt;</text:span></text:p>
      <text:p text:style-name="Standard"><text:span text:style-name="T7"><text:tab/><text:tab/><text:tab/></text:span><text:span text:style-name="T11">&lt;/</text:span><text:span text:style-name="T13">Grid.RowDefinitions</text:span><text:span text:style-name="T11">&gt;</text:span></text:p>
      <text:p text:style-name="P18"/>
      <text:p text:style-name="Standard"><text:span text:style-name="T7"><text:tab/><text:tab/><text:tab/></text:span><text:span text:style-name="T11">&lt;</text:span><text:span text:style-name="T13">maps</text:span><text:span text:style-name="T11">:</text:span><text:span text:style-name="T13">Map</text:span><text:span text:style-name="T14"> x</text:span><text:span text:style-name="T11">:</text:span><text:span text:style-name="T14">Name</text:span><text:span text:style-name="T11">="map"</text:span><text:span text:style-name="T14"> Grid.RowSpan</text:span><text:span text:style-name="T11">="3" /&gt;</text:span></text:p>
      <text:p text:style-name="Standard"><text:span text:style-name="T7"><text:s text:c="12"/></text:span></text:p>
      <text:p text:style-name="Standard"><text:span text:style-name="T7"><text:tab/><text:tab/><text:tab/></text:span><text:span text:style-name="T11">&lt;</text:span><text:span text:style-name="T13">BoxView</text:span><text:span text:style-name="T14"> Grid.Row</text:span><text:span text:style-name="T11">="1"</text:span><text:span text:style-name="T14"> BackgroundColor</text:span><text:span text:style-name="T11">="White"</text:span><text:span text:style-name="T14"> Opacity</text:span><text:span text:style-name="T11">=".8" /&gt;</text:span></text:p>
      <text:p text:style-name="Standard"><text:span text:style-name="T7"><text:s text:c="12"/></text:span></text:p>
      <text:p text:style-name="Standard"><text:span text:style-name="T7"><text:tab/><text:tab/><text:tab/></text:span><text:span text:style-name="T11">&lt;</text:span><text:span text:style-name="T13">StackLayout</text:span><text:span text:style-name="T14"> Padding</text:span><text:span text:style-name="T11">="10"</text:span><text:span text:style-name="T14"> Grid.Row</text:span><text:span text:style-name="T11">="1"&gt;</text:span></text:p>
      <text:p text:style-name="Standard"><text:span text:style-name="T7"><text:tab/><text:tab/><text:tab/><text:tab/></text:span><text:span text:style-name="T11">&lt;</text:span><text:span text:style-name="T13">Label</text:span><text:span text:style-name="T14"> x</text:span><text:span text:style-name="T11">:</text:span><text:span text:style-name="T14">Name</text:span><text:span text:style-name="T11">="title"</text:span><text:span text:style-name="T14"> HorizontalOptions</text:span><text:span text:style-name="T11">="Center" /&gt;</text:span></text:p>
      <text:p text:style-name="Standard"><text:span text:style-name="T7"><text:tab/><text:tab/><text:tab/><text:tab/></text:span><text:span text:style-name="T11">&lt;</text:span><text:span text:style-name="T13">Label</text:span><text:span text:style-name="T14"> x</text:span><text:span text:style-name="T11">:</text:span><text:span text:style-name="T14">Name</text:span><text:span text:style-name="T11">="date"</text:span><text:span text:style-name="T14"> HorizontalOptions</text:span><text:span text:style-name="T11">="Center" /&gt;</text:span></text:p>
      <text:p text:style-name="Standard"><text:span text:style-name="T7"><text:tab/><text:tab/><text:tab/><text:tab/></text:span><text:span text:style-name="T11">&lt;</text:span><text:span text:style-name="T13">Label</text:span><text:span text:style-name="T14"> x</text:span><text:span text:style-name="T11">:</text:span><text:span text:style-name="T14">Name</text:span><text:span text:style-name="T11">="rating"</text:span><text:span text:style-name="T14"> HorizontalOptions</text:span><text:span text:style-name="T11">="Center" /&gt;</text:span></text:p>
      <text:p text:style-name="Standard"><text:span text:style-name="T7"><text:tab/><text:tab/><text:tab/><text:tab/></text:span><text:span text:style-name="T11">&lt;</text:span><text:span text:style-name="T13">Label</text:span><text:span text:style-name="T14"> x</text:span><text:span text:style-name="T11">:</text:span><text:span text:style-name="T14">Name</text:span><text:span text:style-name="T11">="notes"</text:span><text:span text:style-name="T14"> HorizontalOptions</text:span><text:span text:style-name="T11">="Center" /&gt;</text:span></text:p>
      <text:p text:style-name="Standard"><text:span text:style-name="T7"><text:tab/><text:tab/><text:tab/></text:span><text:span text:style-name="T11">&lt;/</text:span><text:span text:style-name="T13">StackLayout</text:span><text:span text:style-name="T11">&gt;</text:span></text:p>
      <text:p text:style-name="Standard"><text:span text:style-name="T7"><text:tab/><text:tab/></text:span><text:span text:style-name="T11">&lt;/</text:span><text:span text:style-name="T13">Grid</text:span><text:span text:style-name="T11">&gt;</text:span></text:p>
      <text:p text:style-name="P18"/>
      <text:p text:style-name="Standard"><text:span text:style-name="T7"><text:tab/></text:span><text:span text:style-name="T11">&lt;/</text:span><text:span text:style-name="T13">ContentPage.Content</text:span><text:span text:style-name="T11">&gt;</text:span></text:p>
      <text:p text:style-name="P16"><text:span text:style-name="T11">&lt;/</text:span><text:span text:style-name="T13">ContentPage</text:span><text:span text:style-name="T11">&gt;</text:span></text:p>
      <text:p text:style-name="P3"/>
      <text:p text:style-name="P16">In order to use the map field and the related assembly it is necessary to add a reference to the assembly by making use of NuGet (Xamarin.Forms.Map). <text:span text:style-name="T18">Update through NuGet any additionally required assembly.</text:span></text:p>
      <text:p text:style-name="P1"/>
      <text:p text:style-name="P1"/>
      <text:p text:style-name="P1"/>
      <text:p text:style-name="P1">Lesson 1: Setting up a simple trip log application on Android <text:span text:style-name="T1">integrated with Google Maps API</text:span></text:p>
      <text:p text:style-name="P1"/>
      <text:p text:style-name="P1">- Defining three xaml pages and setting the related UI items and events.</text:p>
      <text:p text:style-name="P1">- Integrating google maps API:</text:p>
      <text:p text:style-name="P1"><text:s text:c="3"/>- Adding the necessary code snippets</text:p>
      <text:p text:style-name="P1"><text:s text:c="3"/>- Creating an API on Google Cloud Interface.</text:p>
      <text:p text:style-name="P1"><text:s text:c="8"/>(<text:a xlink:type="simple" xlink:href="https://docs.microsoft.com/de-de/xamarin/android/platform/maps-and-location/maps/obtaining-a-google-maps-api-key?tabs=windows" text:style-name="Internet_20_link" text:visited-style-name="Visited_20_Internet_20_Link">https://docs.microsoft.com/de-de/xamarin/android/platform/maps-and-location/maps/obtaining-a-google-maps-api-key?tabs=windows</text:a>)</text:p>
      <text:p text:style-name="P1"><text:s text:c="3"/>- Updating the manifest file with the necessary entries and the API Code generated before.</text:p>
      <text:p text:style-name="P1"><text:s text:c="3"/>- Initial elements of refacoring and clean coding <text:span text:style-name="T1">(Enumerate...) <text:s/></text:span></text:p>
      <text:p text:style-name="P1"><text:s text:c="3"/>- <text:span text:style-name="T1">App running on Android, iOS, Wphone.</text:span></text:p>
      <text:p text:style-name="P1"/>
      <text:p text:style-name="P1"/>
      <text:p text:style-name="P2">Lesson 2: MVVM</text:p>
      <text:p text:style-name="P2">- <text:span text:style-name="T2">Description of the pattern: Advantages</text:span></text:p>
      <text:p text:style-name="P2">- <text:span text:style-name="T2">Integration in the TripLog project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9M24S</meta:editing-duration>
    <meta:editing-cycles>11</meta:editing-cycles>
    <meta:generator>LibreOffice/5.4.3.2$Windows_X86_64 LibreOffice_project/92a7159f7e4af62137622921e809f8546db437e5</meta:generator>
    <dc:date>2018-12-10T11:16:01.470000000</dc:date>
    <meta:document-statistic meta:table-count="0" meta:image-count="0" meta:object-count="0" meta:page-count="4" meta:paragraph-count="165" meta:word-count="806" meta:character-count="6672" meta:non-whitespace-character-count="5340"/>
    <meta:user-defined meta:name="Info 1"/>
    <meta:user-defined meta:name="Info 2"/>
    <meta:user-defined meta:name="Info 3"/>
    <meta:user-defined meta:name="Info 4"/>
  </office:meta>
</office:document-meta>
</file>